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100%" draw:textarea-horizontal-align="justify" draw:textarea-vertical-align="top" draw:auto-grow-height="false" fo:min-height="8.894cm" fo:min-width="4.834cm" fo:padding-top="0.508cm" draw:shadow-opacity="100%"/>
      <style:paragraph-properties style:writing-mode="lr-tb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0.418cm" fo:min-width="4.834cm" draw:shadow-opacity="50%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 draw:opacity="10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5.333cm" svg:height="9.143cm" svg:x="5.572cm" svg:y="7.604cm" svg:viewBox="0 0 5334 9144" draw:points="0,9144 0,0 2413,0 2540,254 2794,254 2921,0 5334,0 5334,9144">
          <text:p text:style-name="P1"><text:span text:style-name="T1">(</text:span><text:span text:style-name="T1">2</text:span><text:span text:style-name="T1">7</text:span><text:span text:style-name="T1">3</text:span><text:span text:style-name="T1">2</text:span><text:span text:style-name="T1">)</text:span></text:p>
        </draw:polygon>
        <draw:polygon draw:style-name="gr2" draw:text-style-name="P3" draw:layer="layout" svg:width="5.333cm" svg:height="10.667cm" svg:x="5.572cm" svg:y="6.08cm" svg:viewBox="0 0 5334 10668" draw:points="0,10668 0,0 2413,0 2540,254 2794,254 2921,0 5334,0 5334,10668">
          <text:p/>
        </draw:polygon>
        <draw:custom-shape draw:style-name="gr3" draw:text-style-name="P4" xml:id="id5" draw:id="id5" draw:layer="layout" svg:width="0.254cm" svg:height="0.254cm" svg:x="5.82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254cm" svg:height="0.254cm" svg:x="5.82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5.8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0.254cm" svg:height="0.254cm" svg:x="10.27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254cm" svg:height="0.254cm" svg:x="10.27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0.254cm" svg:height="0.254cm" svg:x="10.27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10.271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271cm" svg:y1="6.461cm" svg:x2="10.271cm" svg:y2="7.985cm" draw:start-shape="id1" draw:start-glue-point="6" draw:end-shape="id2" draw:end-glue-point="6" svg:d="M10271 6461h-501v1524h501" svg:viewBox="0 0 502 1525">
          <text:p/>
        </draw:connector>
        <draw:connector draw:style-name="gr4" draw:text-style-name="P1" draw:layer="layout" svg:x1="10.271cm" svg:y1="7.223cm" svg:x2="10.271cm" svg:y2="7.985cm" draw:start-shape="id3" draw:start-glue-point="6" draw:end-shape="id2" draw:end-glue-point="6" svg:d="M10271 7223h-501v762h501" svg:viewBox="0 0 502 763">
          <text:p/>
        </draw:connector>
        <draw:connector draw:style-name="gr4" draw:text-style-name="P1" draw:layer="layout" svg:x1="10.271cm" svg:y1="6.461cm" svg:x2="6.08cm" svg:y2="6.461cm" draw:start-shape="id1" draw:start-glue-point="6" draw:end-shape="id4" draw:end-glue-point="10" svg:d="M10271 6461h-4191" svg:viewBox="0 0 4192 1">
          <text:p/>
        </draw:connector>
        <draw:connector draw:style-name="gr4" draw:text-style-name="P1" draw:layer="layout" svg:x1="6.08cm" svg:y1="6.461cm" svg:x2="6.08cm" svg:y2="7.223cm" draw:start-shape="id4" draw:start-glue-point="10" draw:end-shape="id5" draw:end-glue-point="10" svg:d="M6080 6461h502v762h-502" svg:viewBox="0 0 503 7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4:32:04.570547124</meta:creation-date>
    <dc:date>2023-05-25T15:11:32.965797386</dc:date>
    <meta:editing-duration>PT15M27S</meta:editing-duration>
    <meta:editing-cycles>1</meta:editing-cycles>
    <meta:document-statistic meta:object-count="34"/>
    <meta:generator>LibreOffice/7.3.7.2$Linux_X86_64 LibreOffice_project/30$Build-2</meta:generator>
  </office:meta>
</office:document-meta>
</file>